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size="13pt" style:text-underline-style="none" style:font-size-asian="13pt" style:font-size-complex="13pt"/>
    </style:style>
    <style:style style:name="P6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none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1.905cm" svg:x="8.874cm" svg:y="6.207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1.905cm" svg:x="9.001cm" svg:y="17.51cm">
          <text:p text:style-name="P1">BOOK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13cm" svg:height="2.159cm" svg:x="3.159cm" svg:y="11.033cm">
          <text:p text:style-name="P1"><text:span text:style-name="T1">Books</text:span></text:p>
          <text:p text:style-name="P1"><text:span text:style-name="T1">And</text:span></text:p>
          <text:p text:style-name="P1"><text:span text:style-name="T1">Us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8.874cm" svg:y1="7.159cm" svg:x2="4.366cm" svg:y2="11.033cm" draw:start-shape="id1" draw:start-glue-point="3" draw:end-shape="id2" draw:end-glue-point="4" svg:d="m8874 7159c-3006 0-4508 1291-4508 3874" svg:viewBox="0 0 4509 3875">
          <text:p/>
        </draw:connector>
        <draw:connector draw:style-name="gr3" draw:text-style-name="P1" draw:layer="layout" draw:type="curve" svg:x1="9.001cm" svg:y1="18.462cm" svg:x2="4.366cm" svg:y2="13.192cm" draw:start-shape="id3" draw:start-glue-point="3" draw:end-shape="id2" draw:end-glue-point="6" svg:d="m9001 18462c-3090 0-4635-1756-4635-5270" svg:viewBox="0 0 4636 5271">
          <text:p/>
        </draw:connector>
        <draw:custom-shape draw:style-name="gr2" draw:text-style-name="P2" xml:id="id4" draw:id="id4" draw:layer="layout" svg:width="1.778cm" svg:height="0.508cm" svg:x="0.873cm" svg:y="11.795cm">
          <text:p text:style-name="P1"><text:span text:style-name="T1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778cm" svg:height="0.508cm" svg:x="0.873cm" svg:y="12.811cm">
          <text:p text:style-name="P1"><text:span text:style-name="T1">Avail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51cm" svg:y1="12.049cm" svg:x2="3.159cm" svg:y2="12.113cm" draw:start-shape="id4" draw:start-glue-point="10" draw:end-shape="id2" draw:end-glue-point="5" svg:d="m2651 12049 508 64" svg:viewBox="0 0 509 65">
          <text:p/>
        </draw:connector>
        <draw:connector draw:style-name="gr3" draw:text-style-name="P1" draw:layer="layout" draw:type="line" svg:x1="3.159cm" svg:y1="12.113cm" svg:x2="2.651cm" svg:y2="13.065cm" draw:start-shape="id2" draw:start-glue-point="5" draw:end-shape="id5" draw:end-glue-point="10" svg:d="m3159 12113-508 952" svg:viewBox="0 0 509 953">
          <text:p/>
        </draw:connector>
        <draw:custom-shape draw:style-name="gr2" draw:text-style-name="P2" xml:id="id6" draw:id="id6" draw:layer="layout" svg:width="1.778cm" svg:height="0.508cm" svg:x="1cm" svg:y="10.779cm"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78cm" svg:y1="11.033cm" svg:x2="3.159cm" svg:y2="12.113cm" draw:start-shape="id6" draw:start-glue-point="10" draw:end-shape="id2" draw:end-glue-point="5" svg:d="m2778 11033 381 1080" svg:viewBox="0 0 382 1081">
          <text:p/>
        </draw:connector>
        <draw:custom-shape draw:style-name="gr2" draw:text-style-name="P2" xml:id="id7" draw:id="id7" draw:layer="layout" svg:width="0.96cm" svg:height="0.806cm" svg:x="4.748cm" svg:y="21.32cm">
          <text:p text:style-name="P1"><text:span text:style-name="T1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8" draw:id="id8" draw:layer="layout" svg:width="3.002cm" svg:height="1.309cm" svg:x="3.667cm" svg:y="22.932cm">
          <text:p text:style-name="P2"><text:span text:style-name="T1">1.Hist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28cm" svg:y1="22.126cm" svg:x2="5.168cm" svg:y2="22.932cm" draw:start-shape="id7" draw:start-glue-point="7" draw:end-shape="id8" svg:d="m5228 22126-60 806" svg:viewBox="0 0 61 807">
          <text:p/>
        </draw:connector>
        <draw:custom-shape draw:style-name="gr2" draw:text-style-name="P2" xml:id="id9" draw:id="id9" draw:layer="layout" svg:width="0.96cm" svg:height="0.806cm" svg:x="8.35cm" svg:y="21.32cm">
          <text:p text:style-name="P1"><text:span text:style-name="T1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0" draw:id="id10" draw:layer="layout" svg:width="3.002cm" svg:height="1.309cm" svg:x="7.005cm" svg:y="22.932cm">
          <text:p text:style-name="P1"><text:span text:style-name="T1">2.Action</text:span></text:p>
          <text:p text:style-name="P1"><text:span text:style-name="T1">&amp;</text:span></text:p>
          <text:p text:style-name="P1"><text:span text:style-name="T1">Adventur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3cm" svg:y1="22.126cm" svg:x2="8.506cm" svg:y2="22.932cm" draw:start-shape="id9" draw:start-glue-point="7" draw:end-shape="id10" svg:d="m8830 22126-324 806" svg:viewBox="0 0 325 807">
          <text:p/>
        </draw:connector>
        <draw:custom-shape draw:style-name="gr2" draw:text-style-name="P2" xml:id="id11" draw:id="id11" draw:layer="layout" svg:width="0.96cm" svg:height="0.806cm" svg:x="16.559cm" svg:y="21.32cm">
          <text:p text:style-name="P1"><text:span text:style-name="T1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2" draw:id="id12" draw:layer="layout" svg:width="3.002cm" svg:height="1.309cm" svg:x="15.478cm" svg:y="22.932cm">
          <text:p text:style-name="P1"><text:span text:style-name="T1">27.Trav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039cm" svg:y1="22.126cm" svg:x2="16.979cm" svg:y2="22.932cm" draw:start-shape="id11" draw:start-glue-point="7" draw:end-shape="id12" svg:d="m17039 22126-60 806" svg:viewBox="0 0 61 807">
          <text:p/>
        </draw:connector>
        <draw:connector draw:style-name="gr3" draw:text-style-name="P1" draw:layer="layout" draw:type="curve" draw:line-skew="-0.206cm" svg:x1="11.287cm" svg:y1="19.415cm" svg:x2="5.228cm" svg:y2="21.32cm" draw:start-shape="id3" draw:start-glue-point="2" draw:end-shape="id7" draw:end-glue-point="4" svg:d="m11287 19415c0 1119-6059 167-6059 1905" svg:viewBox="0 0 6060 1906">
          <text:p/>
        </draw:connector>
        <draw:connector draw:style-name="gr3" draw:text-style-name="P1" draw:layer="layout" draw:type="curve" svg:x1="11.287cm" svg:y1="19.415cm" svg:x2="8.83cm" svg:y2="21.32cm" draw:start-shape="id3" draw:start-glue-point="2" draw:end-shape="id9" draw:end-glue-point="4" svg:d="m11287 19415c0 1428-2457 476-2457 1905" svg:viewBox="0 0 2458 1906">
          <text:p/>
        </draw:connector>
        <draw:connector draw:style-name="gr3" draw:text-style-name="P1" draw:layer="layout" draw:type="curve" svg:x1="11.287cm" svg:y1="19.415cm" svg:x2="17.039cm" svg:y2="21.32cm" draw:start-shape="id3" draw:start-glue-point="2" draw:end-shape="id11" draw:end-glue-point="4" svg:d="m11287 19415c0 1428 5752 476 5752 1905" svg:viewBox="0 0 5753 1906">
          <text:p/>
        </draw:connector>
        <draw:line draw:style-name="gr3" draw:text-style-name="P1" draw:layer="layout" svg:x1="10.341cm" svg:y1="23.533cm" svg:x2="10.557cm" svg:y2="23.533cm">
          <text:p/>
        </draw:line>
        <draw:line draw:style-name="gr3" draw:text-style-name="P1" draw:layer="layout" svg:x1="10.626cm" svg:y1="23.533cm" svg:x2="10.842cm" svg:y2="23.533cm">
          <text:p/>
        </draw:line>
        <draw:line draw:style-name="gr3" draw:text-style-name="P1" draw:layer="layout" svg:x1="10.942cm" svg:y1="23.533cm" svg:x2="11.158cm" svg:y2="23.533cm">
          <text:p/>
        </draw:line>
        <draw:line draw:style-name="gr3" draw:text-style-name="P1" draw:layer="layout" svg:x1="11.227cm" svg:y1="23.533cm" svg:x2="11.443cm" svg:y2="23.533cm">
          <text:p/>
        </draw:line>
        <draw:line draw:style-name="gr3" draw:text-style-name="P1" draw:layer="layout" svg:x1="11.541cm" svg:y1="23.533cm" svg:x2="11.757cm" svg:y2="23.533cm">
          <text:p/>
        </draw:line>
        <draw:line draw:style-name="gr3" draw:text-style-name="P1" draw:layer="layout" svg:x1="11.826cm" svg:y1="23.533cm" svg:x2="12.042cm" svg:y2="23.533cm">
          <text:p/>
        </draw:line>
        <draw:line draw:style-name="gr3" draw:text-style-name="P1" draw:layer="layout" svg:x1="12.142cm" svg:y1="23.533cm" svg:x2="12.358cm" svg:y2="23.533cm">
          <text:p/>
        </draw:line>
        <draw:line draw:style-name="gr3" draw:text-style-name="P1" draw:layer="layout" svg:x1="12.427cm" svg:y1="23.533cm" svg:x2="12.643cm" svg:y2="23.533cm">
          <text:p/>
        </draw:line>
        <draw:line draw:style-name="gr3" draw:text-style-name="P1" draw:layer="layout" svg:x1="12.741cm" svg:y1="23.533cm" svg:x2="12.957cm" svg:y2="23.533cm">
          <text:p/>
        </draw:line>
        <draw:line draw:style-name="gr3" draw:text-style-name="P1" draw:layer="layout" svg:x1="13.026cm" svg:y1="23.533cm" svg:x2="13.242cm" svg:y2="23.533cm">
          <text:p/>
        </draw:line>
        <draw:line draw:style-name="gr3" draw:text-style-name="P1" draw:layer="layout" svg:x1="13.342cm" svg:y1="23.533cm" svg:x2="13.558cm" svg:y2="23.533cm">
          <text:p/>
        </draw:line>
        <draw:line draw:style-name="gr3" draw:text-style-name="P1" draw:layer="layout" svg:x1="13.627cm" svg:y1="23.533cm" svg:x2="13.843cm" svg:y2="23.533cm">
          <text:p/>
        </draw:line>
        <draw:line draw:style-name="gr3" draw:text-style-name="P1" draw:layer="layout" svg:x1="13.941cm" svg:y1="23.533cm" svg:x2="14.157cm" svg:y2="23.533cm">
          <text:p/>
        </draw:line>
        <draw:line draw:style-name="gr3" draw:text-style-name="P1" draw:layer="layout" svg:x1="14.226cm" svg:y1="23.533cm" svg:x2="14.442cm" svg:y2="23.533cm">
          <text:p/>
        </draw:line>
        <draw:line draw:style-name="gr3" draw:text-style-name="P1" draw:layer="layout" svg:x1="14.542cm" svg:y1="23.533cm" svg:x2="14.758cm" svg:y2="23.533cm">
          <text:p/>
        </draw:line>
        <draw:line draw:style-name="gr3" draw:text-style-name="P1" draw:layer="layout" svg:x1="14.827cm" svg:y1="23.533cm" svg:x2="15.043cm" svg:y2="23.533cm">
          <text:p/>
        </draw:line>
        <draw:line draw:style-name="gr3" draw:text-style-name="P1" draw:layer="layout" svg:x1="15.127cm" svg:y1="23.533cm" svg:x2="15.343cm" svg:y2="23.533cm">
          <text:p/>
        </draw:line>
        <draw:custom-shape draw:style-name="gr2" draw:text-style-name="P2" xml:id="id13" draw:id="id13" draw:layer="layout" svg:width="2.159cm" svg:height="2.032cm" svg:x="6.969cm" svg:y="10.779cm">
          <text:p text:style-name="P1"><text:span text:style-name="T1">Rating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11.16cm" svg:y1="8.112cm" svg:x2="8.049cm" svg:y2="10.779cm" draw:start-shape="id1" draw:start-glue-point="2" draw:end-shape="id13" draw:end-glue-point="4" svg:d="m11160 8112c0 1999-3111 666-3111 2667" svg:viewBox="0 0 3112 2668">
          <text:p/>
        </draw:connector>
        <draw:connector draw:style-name="gr3" draw:text-style-name="P1" draw:layer="layout" draw:type="curve" svg:x1="11.287cm" svg:y1="17.51cm" svg:x2="8.049cm" svg:y2="12.811cm" draw:start-shape="id3" draw:start-glue-point="0" draw:end-shape="id13" draw:end-glue-point="6" svg:d="m11287 17510c0-3523-3238-1174-3238-4699" svg:viewBox="0 0 3239 4700">
          <text:p/>
        </draw:connector>
        <draw:custom-shape draw:style-name="gr2" draw:text-style-name="P2" xml:id="id29" draw:id="id29" draw:layer="layout" svg:width="1.651cm" svg:height="0.635cm" svg:x="5.572cm" svg:y="12.938cm">
          <text:p text:style-name="P1"><text:span text:style-name="T1">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578cm" svg:height="0.889cm" svg:x="13.773cm" svg:y="16.621cm">
          <text:p text:style-name="P1"><text:span text:style-name="T2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5" draw:id="id15" draw:layer="layout" svg:width="1.551cm" svg:height="0.935cm" svg:x="16.467cm" svg:y="17.129cm">
          <text:p text:style-name="P4"><text:span text:style-name="T3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32cm" svg:height="1.062cm" svg:x="15.324cm" svg:y="19.034cm">
          <text:p text:style-name="P1"><text:span text:style-name="T2">Aut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2.667cm" svg:height="1.27cm" svg:x="17.256cm" svg:y="18.018cm">
          <text:p text:style-name="P1"><text:span text:style-name="T2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92cm" svg:height="0.458cm" draw:transform="skewX (0.969181333632451) rotate (-0.257086998818766) translate (8.413cm 6.915cm)" svg:viewBox="0 0 921 459" svg:d="m0 0c920 1 921 459 921 459">
          <text:p/>
        </draw:path>
        <draw:path draw:style-name="gr3" draw:text-style-name="P1" xml:id="id18" draw:id="id18" draw:layer="layout" svg:width="0.92cm" svg:height="0.458cm" draw:transform="skewX (0.969181333632451) rotate (-0.257086998818766) translate (8.53800000000001cm 18.221cm)" svg:viewBox="0 0 921 459" svg:d="m0 0c920 1 921 459 921 459">
          <text:p/>
        </draw:path>
        <draw:path draw:style-name="gr3" draw:text-style-name="P1" draw:layer="layout" svg:width="0.692cm" svg:height="0.471cm" draw:transform="skewX (0.810007305850568) rotate (1.19048908278533) translate (10.906cm 8.466cm)" svg:viewBox="0 0 693 472" svg:d="m0 0c821 0 684 472 684 472">
          <text:p/>
        </draw:path>
        <draw:path draw:style-name="gr3" draw:text-style-name="P1" draw:layer="layout" svg:width="0.687cm" svg:height="0.47cm" draw:transform="skewX (-0.804596785169386) rotate (1.95424516345805) translate (11.2633827891166cm 17.8110063489277cm)" svg:viewBox="0 0 688 471" svg:d="m688 0c-815 0-680 471-680 471">
          <text:p/>
        </draw:path>
        <draw:connector draw:style-name="gr3" draw:text-style-name="P1" draw:layer="layout" draw:type="line" svg:x1="14.004cm" svg:y1="17.38cm" svg:x2="13.573cm" svg:y2="18.462cm" draw:start-shape="id14" draw:start-glue-point="7" draw:end-shape="id3" draw:end-glue-point="1" svg:d="m14004 17380-431 1082" svg:viewBox="0 0 432 1083">
          <text:p/>
        </draw:connector>
        <draw:connector draw:style-name="gr3" draw:text-style-name="P1" draw:layer="layout" draw:type="line" svg:x1="16.467cm" svg:y1="17.597cm" svg:x2="13.573cm" svg:y2="18.462cm" draw:start-shape="id15" draw:start-glue-point="6" draw:end-shape="id3" draw:end-glue-point="1" svg:d="m16467 17597-2894 865" svg:viewBox="0 0 2895 866">
          <text:p/>
        </draw:connector>
        <draw:connector draw:style-name="gr3" draw:text-style-name="P1" draw:layer="layout" draw:type="line" svg:x1="15.324cm" svg:y1="19.565cm" svg:x2="13.573cm" svg:y2="18.462cm" draw:start-shape="id16" draw:start-glue-point="6" draw:end-shape="id3" svg:d="m15324 19565-1751-1103" svg:viewBox="0 0 1752 1104">
          <text:p/>
        </draw:connector>
        <draw:connector draw:style-name="gr3" draw:text-style-name="P1" draw:layer="layout" draw:type="line" svg:x1="17.256cm" svg:y1="18.653cm" svg:x2="13.573cm" svg:y2="18.462cm" draw:start-shape="id17" draw:start-glue-point="6" draw:end-shape="id3" draw:end-glue-point="1" svg:d="m17256 18653-3683-191" svg:viewBox="0 0 3684 192">
          <text:p/>
        </draw:connector>
        <draw:custom-shape draw:style-name="gr2" draw:text-style-name="P3" xml:id="id26" draw:id="id26" draw:layer="layout" svg:width="2.721cm" svg:height="1.397cm" svg:x="2.524cm" svg:y="1.889cm">
          <text:p text:style-name="P1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2.413cm" svg:height="1.27cm" svg:x="7.223cm" svg:y="1.254cm">
          <text:p text:style-name="P1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578cm" svg:height="0.889cm" svg:x="12.811cm" svg:y="1.381cm">
          <text:p text:style-name="P1"><text:span text:style-name="T2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05cm" svg:height="1.144cm" svg:x="10.017cm" svg:y="1.508cm">
          <text:p text:style-name="P1"><text:span text:style-name="T2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578cm" svg:height="0.889cm" svg:x="15.424cm" svg:y="2.524cm">
          <text:p text:style-name="P1"><text:span text:style-name="T2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2.467cm" svg:height="1.143cm" svg:x="16.875cm" svg:y="3.794cm">
          <text:p text:style-name="P1"><text:span text:style-name="T2">Cou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0" draw:id="id20" draw:layer="layout" svg:width="1.832cm" svg:height="1.143cm" svg:x="17.383cm" svg:y="5.826cm">
          <text:p text:style-name="P1"><text:span text:style-name="T4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2.594cm" svg:height="0.889cm" svg:x="2.216cm" svg:y="3.794cm">
          <text:p text:style-name="P1"><text:span text:style-name="T2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2.921cm" svg:height="0.889cm" svg:x="1.889cm" svg:y="5.572cm">
          <text:p text:style-name="P1"><text:span text:style-name="T2">Second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9" draw:id="id19" draw:layer="layout" svg:width="2.567cm" svg:height="1.651cm" svg:x="2.143cm" svg:y="18.399cm">
          <text:p text:style-name="P1"><text:span text:style-name="T5">Boo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69cm" svg:y1="18.475cm" svg:x2="4.71cm" svg:y2="19.225cm" draw:start-shape="id18" draw:start-glue-point="1" draw:end-shape="id19" draw:end-glue-point="10" svg:d="m8969 18475-4259 750" svg:viewBox="0 0 4260 751">
          <text:p/>
        </draw:connector>
        <draw:connector draw:style-name="gr3" draw:text-style-name="P1" draw:layer="layout" draw:type="curve" svg:x1="11.16cm" svg:y1="6.207cm" svg:x2="17.383cm" svg:y2="6.398cm" draw:start-shape="id1" draw:start-glue-point="0" draw:end-shape="id20" draw:end-glue-point="6" svg:d="m11160 6207c0-753 2128-627 2946-392s325 583 3277 583" svg:viewBox="0 0 6224 765">
          <text:p/>
        </draw:connector>
        <draw:connector draw:style-name="gr3" draw:text-style-name="P1" draw:layer="layout" draw:type="curve" svg:x1="11.16cm" svg:y1="6.207cm" svg:x2="4.81cm" svg:y2="6.016cm" draw:start-shape="id1" draw:start-glue-point="0" draw:end-shape="id21" draw:end-glue-point="10" svg:d="m11160 6207c0-753-2159-627-2985-487s-317 296-3365 296" svg:viewBox="0 0 6351 594">
          <text:p/>
        </draw:connector>
        <draw:connector draw:style-name="gr3" draw:text-style-name="P1" draw:layer="layout" draw:type="curve" svg:x1="11.16cm" svg:y1="6.207cm" svg:x2="16.875cm" svg:y2="4.366cm" draw:start-shape="id1" draw:start-glue-point="0" draw:end-shape="id22" draw:end-glue-point="6" svg:d="m11160 6207c0-1228 1905-1841 5715-1841" svg:viewBox="0 0 5716 1842">
          <text:p/>
        </draw:connector>
        <draw:connector draw:style-name="gr3" draw:text-style-name="P1" draw:layer="layout" draw:type="curve" svg:x1="11.16cm" svg:y1="6.207cm" svg:x2="4.81cm" svg:y2="4.238cm" draw:start-shape="id1" draw:start-glue-point="0" draw:end-shape="id23" draw:end-glue-point="10" svg:d="m11160 6207c0-1313-2116-1969-6350-1969" svg:viewBox="0 0 6351 1970">
          <text:p/>
        </draw:connector>
        <draw:connector draw:style-name="gr3" draw:text-style-name="P1" draw:layer="layout" draw:type="curve" svg:x1="11.16cm" svg:y1="6.207cm" svg:x2="15.424cm" svg:y2="2.968cm" draw:start-shape="id1" draw:start-glue-point="0" draw:end-shape="id24" draw:end-glue-point="6" svg:d="m11160 6207c0-2160 1421-3239 4264-3239" svg:viewBox="0 0 4265 3240">
          <text:p/>
        </draw:connector>
        <draw:connector draw:style-name="gr3" draw:text-style-name="P1" draw:layer="layout" draw:type="curve" draw:line-skew="-1.362cm" svg:x1="11.137cm" svg:y1="5.893cm" svg:x2="13.6cm" svg:y2="2.27cm" draw:end-shape="id25" draw:end-glue-point="8" svg:d="m11137 5893c0-4384 2463-2573 2463-3623" svg:viewBox="0 0 2464 3624">
          <text:p/>
        </draw:connector>
        <draw:connector draw:style-name="gr3" draw:text-style-name="P1" draw:layer="layout" draw:type="curve" svg:x1="5.245cm" svg:y1="2.588cm" svg:x2="11.16cm" svg:y2="6.207cm" draw:start-shape="id26" draw:start-glue-point="10" draw:end-shape="id1" draw:end-glue-point="0" svg:d="m5245 2588c3944 0 5915 1206 5915 3619" svg:viewBox="0 0 5916 3620">
          <text:p/>
        </draw:connector>
        <draw:connector draw:style-name="gr3" draw:text-style-name="P1" draw:layer="layout" draw:type="curve" draw:line-skew="-1.127cm" svg:x1="9.283cm" svg:y1="2.338cm" svg:x2="11.16cm" svg:y2="6.207cm" draw:start-shape="id27" draw:start-glue-point="9" draw:end-shape="id1" draw:end-glue-point="0" svg:d="m9283 2338c0 1351 1877-583 1877 3869" svg:viewBox="0 0 1878 3870">
          <text:p/>
        </draw:connector>
        <draw:connector draw:style-name="gr3" draw:text-style-name="P1" draw:layer="layout" draw:type="line" svg:x1="10.97cm" svg:y1="2.652cm" svg:x2="11.16cm" svg:y2="6.207cm" draw:start-shape="id28" draw:start-glue-point="8" draw:end-shape="id1" draw:end-glue-point="0" svg:d="m10970 2652 190 3555" svg:viewBox="0 0 191 3556">
          <text:p/>
        </draw:connector>
        <draw:connector draw:style-name="gr3" draw:text-style-name="P1" draw:layer="layout" draw:type="curve" svg:x1="6.398cm" svg:y1="12.938cm" svg:x2="6.969cm" svg:y2="11.795cm" draw:start-shape="id29" draw:start-glue-point="4" draw:end-shape="id13" draw:end-glue-point="5" svg:d="m6398 12938c0-762 190-1143 571-1143" svg:viewBox="0 0 572 1144">
          <text:p/>
        </draw:connector>
        <draw:custom-shape draw:style-name="gr2" draw:text-style-name="P1" xml:id="id31" draw:id="id31" draw:layer="layout" svg:width="4.572cm" svg:height="1.905cm" svg:x="14.843cm" svg:y="11.414cm"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2" draw:text-style-name="P9" xml:id="id30" draw:id="id30" draw:layer="layout" svg:width="2.54cm" svg:height="0.762cm" svg:x="18.145cm" svg:y="10.271cm">
          <text:p text:style-name="P8"><text:span text:style-name="T6">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8.145cm" svg:y1="10.652cm" svg:x2="17.129cm" svg:y2="11.414cm" draw:start-shape="id30" draw:start-glue-point="6" draw:end-shape="id31" draw:end-glue-point="0" svg:d="m18145 10652c-678 0-1016 254-1016 762" svg:viewBox="0 0 1017 763">
          <text:p/>
        </draw:connector>
        <draw:path draw:style-name="gr3" draw:text-style-name="P1" draw:layer="layout" svg:width="0.826cm" svg:height="0.725cm" draw:transform="skewX (0.353429173528852) rotate (-0.310668606854991) translate (13.7705179574525cm 6.74231512165717cm)" svg:viewBox="0 0 827 726" svg:d="m827 726c-1500 1-501-726-501-726">
          <text:p/>
        </draw:path>
        <draw:custom-shape draw:style-name="gr2" draw:text-style-name="P10" xml:id="id32" draw:id="id32" draw:layer="layout" svg:width="2.159cm" svg:height="0.762cm" svg:x="18.272cm" svg:y="13.7cm">
          <text:p text:style-name="P1"><text:span text:style-name="T7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129cm" svg:y1="13.319cm" svg:x2="18.272cm" svg:y2="14.081cm" draw:start-shape="id31" draw:start-glue-point="2" draw:end-shape="id32" draw:end-glue-point="6" svg:d="m17129 13319c0 508 381 762 1143 762" svg:viewBox="0 0 1144 763">
          <text:p/>
        </draw:connector>
        <draw:frame draw:style-name="gr4" draw:text-style-name="P11" draw:layer="measurelines" svg:width="1.016cm" svg:height="0.607cm" svg:x="13.954cm" svg:y="6.743cm">
          <draw:text-box>
            <text:p text:style-name="P11"><text:span text:style-name="T8">=1</text:span></text:p>
          </draw:text-box>
        </draw:frame>
        <draw:frame draw:style-name="gr5" draw:text-style-name="P11" draw:layer="measurelines" svg:width="0.959cm" svg:height="0.607cm" svg:x="11.541cm" svg:y="16.494cm">
          <draw:text-box>
            <text:p text:style-name="P11"><text:span text:style-name="T8">=1</text:span></text:p>
          </draw:text-box>
        </draw:frame>
        <draw:custom-shape draw:style-name="gr2" draw:text-style-name="P12" xml:id="id33" draw:id="id33" draw:layer="measurelines" svg:width="1.905cm" svg:height="1.651cm" svg:x="11.541cm" svg:y="9.763cm">
          <text:p text:style-name="P1"><text:span text:style-name="T9">buy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0" xml:id="id34" draw:id="id34" draw:layer="measurelines" svg:width="1.905cm" svg:height="1.651cm" svg:x="15.351cm" svg:y="7.985cm">
          <text:p text:style-name="P1"><text:span text:style-name="T7">se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measurelines" draw:type="curve" svg:x1="12.494cm" svg:y1="9.763cm" svg:x2="11.16cm" svg:y2="8.112cm" draw:start-shape="id33" draw:start-glue-point="4" draw:end-shape="id1" draw:end-glue-point="2" svg:d="m12494 9763c0-1239-1334-414-1334-1651" svg:viewBox="0 0 1335 1652">
          <text:p/>
        </draw:connector>
        <draw:connector draw:style-name="gr3" draw:text-style-name="P1" draw:layer="measurelines" draw:type="curve" svg:x1="12.494cm" svg:y1="11.414cm" svg:x2="14.843cm" svg:y2="12.366cm" draw:start-shape="id33" draw:start-glue-point="6" draw:end-shape="id31" svg:d="m12494 11414c0 635 783 952 2349 952" svg:viewBox="0 0 2350 953">
          <text:p/>
        </draw:connector>
        <draw:connector draw:style-name="gr3" draw:text-style-name="P1" draw:layer="measurelines" draw:type="curve" svg:x1="13.446cm" svg:y1="7.159cm" svg:x2="16.304cm" svg:y2="7.985cm" draw:start-shape="id1" draw:start-glue-point="1" draw:end-shape="id34" draw:end-glue-point="4" svg:d="m13446 7159c1906 0 2858 275 2858 826" svg:viewBox="0 0 2859 827">
          <text:p/>
        </draw:connector>
        <draw:connector draw:style-name="gr3" draw:text-style-name="P1" draw:layer="measurelines" draw:type="curve" svg:x1="16.304cm" svg:y1="9.636cm" svg:x2="17.129cm" svg:y2="11.414cm" draw:start-shape="id34" draw:start-glue-point="6" draw:end-shape="id31" draw:end-glue-point="0" svg:d="m16304 9636c0 1333 825 445 825 1778" svg:viewBox="0 0 826 1779">
          <text:p/>
        </draw:connector>
        <draw:custom-shape draw:style-name="gr2" draw:text-style-name="P2" xml:id="id35" draw:id="id35" draw:layer="measurelines" svg:width="1.524cm" svg:height="1.651cm" svg:x="11.795cm" svg:y="13.954cm">
          <text:p text:style-name="P2"><text:span text:style-name="T1">IsSo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measurelines" draw:type="curve" svg:x1="13.319cm" svg:y1="14.78cm" svg:x2="17.129cm" svg:y2="13.319cm" draw:start-shape="id35" draw:start-glue-point="7" draw:end-shape="id31" draw:end-glue-point="2" svg:d="m13319 14780c2540 0 3810-487 3810-1461" svg:viewBox="0 0 3811 1462">
          <text:p/>
        </draw:connector>
        <draw:connector draw:style-name="gr3" draw:text-style-name="P1" draw:layer="measurelines" draw:type="curve" svg:x1="12.557cm" svg:y1="15.605cm" svg:x2="11.287cm" svg:y2="17.51cm" draw:start-shape="id35" draw:start-glue-point="6" draw:end-shape="id3" svg:d="m12557 15605c0 1428-1270 476-1270 1905" svg:viewBox="0 0 1271 1906">
          <text:p/>
        </draw:connector>
        <draw:frame draw:style-name="gr5" draw:text-style-name="P11" draw:layer="measurelines" svg:width="1.016cm" svg:height="0.607cm" svg:x="11.541cm" svg:y="8.493cm">
          <draw:text-box draw:corner-radius="0.126cm">
            <text:p text:style-name="P11"><text:span text:style-name="T8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vansh Dalal</meta:initial-creator>
    <meta:creation-date>2014-04-20T00:23:47</meta:creation-date>
    <dc:date>2014-04-20T17:39:00</dc:date>
    <dc:creator>Devansh Dalal</dc:creator>
    <meta:editing-duration>PT2H28M39S</meta:editing-duration>
    <meta:editing-cycles>21</meta:editing-cycles>
    <meta:generator>LibreOffice/4.0.4.2$Linux_X86_64 LibreOffice_project/400m0$Build-2</meta:generator>
    <meta:document-statistic meta:object-count="95"/>
  </office:meta>
</office:document-meta>
</file>